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bold" style:font-size-asian="10.5pt" style:font-weight-asian="bold" style:font-size-complex="12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T1" style:family="text">
      <style:text-properties style:font-name="Courier New"/>
    </style:style>
    <style:style style:name="T2"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ooBB 0.9</text:p>
      <text:p text:style-name="P2">Copyright 2009. shiz</text:p>
      <text:p text:style-name="P2"/>
      <text:p text:style-name="P3">This software is released under the LGPL.</text:p>
      <text:p text:style-name="P3"/>
      <text:p text:style-name="P4">FlooBB is an easy to use bulletin board system which does not rely on an external database. It simply uses text files to store the data and is optimized for speed. It incorporates TinyMCE to provide a WYSIWYG method of entering posts into the system.</text:p>
      <text:p text:style-name="P3"/>
      <text:p text:style-name="P3">Usage:</text:p>
      <text:p text:style-name="P3"/>
      <text:p text:style-name="P4">Simply extract the contents of the release to a directory on your server and browse to this directory using your web browser. The <text:span text:style-name="T1">install.php</text:span> script will run. You will have to input some details about the administrator account. Once you are done, delete or rename <text:span text:style-name="T1">install.php</text:span> and then once again, go to the directory with your web browser. You should see the main page of the forum. The html of the board may be customized by changing <text:span text:style-name="T1">OutHtml.php</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28T07:52:59</meta:creation-date>
    <dc:date>2009-06-28T08:08:59</dc:date>
    <meta:editing-duration>PT00H16M00S</meta:editing-duration>
    <meta:editing-cycles>3</meta:editing-cycles>
    <meta:generator>OpenOffice.org/3.0$Linux OpenOffice.org_project/300m15$Build-9379</meta:generator>
    <meta:document-statistic meta:table-count="0" meta:image-count="0" meta:object-count="0" meta:page-count="1" meta:paragraph-count="6" meta:word-count="136" meta:character-count="774"/>
  </office:meta>
</office:document-meta>
</file>